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2592" calcext:value-type="float">
            <text:p>75.6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368" calcext:value-type="float">
            <text:p>75.7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8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302</text:p>
          </table:table-cell>
          <table:table-cell office:value-type="string" calcext:value-type="string">
            <text:p>TWDB:1018302</text:p>
          </table:table-cell>
          <table:table-cell office:value-type="string" calcext:value-type="string">
            <text:p>197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4968" calcext:value-type="float">
            <text:p>76.3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